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Helvetica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Liberation Sans Narrow" officeooo:rsid="0008f457" officeooo:paragraph-rsid="0008f457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Liberation Sans Narrow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Liberation Sans Narrow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Liberation Sans Narrow" fo:font-size="12pt" fo:letter-spacing="normal" fo:font-style="normal" fo:font-weight="normal" officeooo:paragraph-rsid="0008f457"/>
    </style:style>
    <style:style style:name="P5" style:family="paragraph" style:parent-style-name="Heading_20_2">
      <style:paragraph-properties fo:margin-left="0in" fo:margin-right="0in" fo:text-indent="0in" style:auto-text-indent="false"/>
      <style:text-properties fo:font-variant="normal" fo:text-transform="none" fo:color="#2e3d49" style:font-name="Liberation Sans Narrow" fo:font-size="15pt" fo:letter-spacing="normal" fo:font-style="normal" fo:font-weight="bold" officeooo:paragraph-rsid="0008f457"/>
    </style:style>
    <style:style style:name="T1" style:family="text">
      <style:text-properties officeooo:rsid="0008f457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bookmark text:name="good-api-documentation"/><text:span text:style-name="T1">Good API documentation</text:span></text:h>
      <text:list xml:id="list1630467452" text:style-name="L1">
        <text:list-item>
          <text:p text:style-name="P3">Introduction</text:p>
        </text:list-item>
        <text:list-item>
          <text:p text:style-name="P3">Getting Started</text:p>
          <text:list>
            <text:list-item>
              <text:list>
                <text:list-item>
                  <text:p text:style-name="P3">Base URL</text:p>
                </text:list-item>
                <text:list-item>
                  <text:p text:style-name="P3">API Keys /Authentication (if applicable)</text:p>
                </text:list-item>
              </text:list>
            </text:list-item>
            <text:list-item>
              <text:p text:style-name="P3">Errors</text:p>
              <text:list>
                <text:list-item>
                  <text:p text:style-name="P3">Response codes</text:p>
                </text:list-item>
                <text:list-item>
                  <text:p text:style-name="P3">Messages</text:p>
                </text:list-item>
                <text:list-item>
                  <text:p text:style-name="P3">Error types</text:p>
                </text:list-item>
              </text:list>
            </text:list-item>
          </text:list>
        </text:list-item>
      </text:list>
      <text:p text:style-name="P2"/>
      <text:list xml:id="list220350167946843" text:continue-numbering="true" text:style-name="L1">
        <text:list-item>
          <text:list>
            <text:list-item>
              <text:p text:style-name="P3">Resource endpoint library</text:p>
              <text:list>
                <text:list-item>
                  <text:p text:style-name="P3">Organized by resource</text:p>
                </text:list-item>
                <text:list-item>
                  <text:p text:style-name="P3">Include each endpoint</text:p>
                </text:list-item>
                <text:list-item>
                  <text:p text:style-name="P4">Sample request</text:p>
                </text:list-item>
                <text:list-item>
                  <text:p text:style-name="P4">Arguments including data types</text:p>
                </text:list-item>
                <text:list-item>
                  <text:p text:style-name="P3">Response object including status codes and data types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Helvetica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22:02:18.904509749</meta:creation-date>
    <dc:date>2020-04-26T22:03:49.907422100</dc:date>
    <meta:editing-duration>PT1M32S</meta:editing-duration>
    <meta:editing-cycles>1</meta:editing-cycles>
    <meta:document-statistic meta:table-count="0" meta:image-count="0" meta:object-count="0" meta:page-count="1" meta:paragraph-count="15" meta:word-count="56" meta:character-count="314" meta:non-whitespace-character-count="287"/>
    <meta:generator>LibreOffice/6.0.7.3$Linux_X86_64 LibreOffice_project/00m0$Build-3</meta:generator>
  </office:meta>
</office:document-meta>
</file>